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ans-serif" fo:font-size="18pt" style:text-underline-style="solid" style:text-underline-width="auto" style:text-underline-color="font-color" fo:font-weight="bold" officeooo:rsid="00174738" officeooo:paragraph-rsid="00174738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Sans-serif" fo:font-size="12pt" style:text-underline-style="none" fo:font-weight="normal" officeooo:rsid="00174738" officeooo:paragraph-rsid="0017473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Sans-serif" fo:font-size="12pt" style:text-underline-style="none" fo:font-weight="normal" officeooo:rsid="00174738" officeooo:paragraph-rsid="0027935c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Sans-serif" fo:font-size="12pt" style:text-underline-style="none" fo:font-weight="normal" officeooo:rsid="0017b06c" officeooo:paragraph-rsid="0027935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Sans-serif" fo:font-size="12pt" style:text-underline-style="none" fo:font-weight="normal" officeooo:rsid="0018c2f2" officeooo:paragraph-rsid="0027935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Sans-serif" fo:font-size="12pt" style:text-underline-style="none" fo:font-weight="normal" officeooo:rsid="00191c54" officeooo:paragraph-rsid="0027935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Sans-serif" fo:font-size="12pt" style:text-underline-style="none" fo:font-weight="normal" officeooo:rsid="00191c54" officeooo:paragraph-rsid="0028d8f0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Sans-serif" fo:font-size="12pt" style:text-underline-style="none" fo:font-weight="bold" officeooo:rsid="0027935c" officeooo:paragraph-rsid="0027935c" style:font-size-asian="10.5pt" style:font-weight-asian="bold" style:font-size-complex="12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Sans-serif" fo:font-size="12pt" style:text-underline-style="none" fo:font-weight="bold" officeooo:rsid="0028d8f0" officeooo:paragraph-rsid="0028d8f0" style:font-size-asian="10.5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Sans-serif" fo:font-size="12pt" style:text-underline-style="none" fo:font-weight="bold" officeooo:rsid="0029c4b9" officeooo:paragraph-rsid="0029c4b9" style:font-size-asian="10.5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Sans-serif" fo:font-size="12pt" style:text-underline-style="none" fo:font-weight="bold" officeooo:rsid="001e23b2" officeooo:paragraph-rsid="0029c4b9" style:font-size-asian="10.5pt" style:font-weight-asian="bold" style:font-size-complex="12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Sans-serif" fo:font-size="12pt" style:text-underline-style="none" fo:font-weight="bold" officeooo:rsid="001e23b2" officeooo:paragraph-rsid="002b4545" style:font-size-asian="10.5pt" style:font-weight-asian="bold" style:font-size-complex="12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Sans-serif" fo:font-size="12pt" style:text-underline-style="none" fo:font-weight="bold" officeooo:rsid="002b4545" officeooo:paragraph-rsid="002b4545" style:font-size-asian="10.5pt" style:font-weight-asian="bold" style:font-size-complex="12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Sans-serif" fo:font-size="12pt" style:text-underline-style="none" fo:font-weight="bold" officeooo:rsid="001fc9d5" officeooo:paragraph-rsid="002d7abd" style:font-size-asian="10.5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Sans-serif" fo:font-size="12pt" style:text-underline-style="none" fo:font-weight="bold" officeooo:rsid="00210b07" officeooo:paragraph-rsid="002d7abd" style:font-size-asian="10.5pt" style:font-weight-asian="bold" style:font-size-complex="12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Sans-serif" fo:font-size="12pt" style:text-underline-style="none" fo:font-weight="bold" officeooo:rsid="0021d59d" officeooo:paragraph-rsid="002d7abd" style:font-size-asian="10.5pt" style:font-weight-asian="bold" style:font-size-complex="12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Sans-serif" fo:font-size="12pt" style:text-underline-style="none" fo:font-weight="normal" officeooo:rsid="00174738" officeooo:paragraph-rsid="0027935c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Sans-serif" fo:font-size="12pt" style:text-underline-style="none" fo:font-weight="normal" officeooo:rsid="00174738" officeooo:paragraph-rsid="00174738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Sans-serif" fo:font-size="12pt" style:text-underline-style="none" fo:font-weight="normal" officeooo:rsid="0017b06c" officeooo:paragraph-rsid="0027935c" style:font-size-asian="10.5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Sans-serif" fo:font-size="12pt" style:text-underline-style="none" fo:font-weight="normal" officeooo:rsid="0018c2f2" officeooo:paragraph-rsid="0027935c" style:font-size-asian="10.5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Sans-serif" fo:font-size="12pt" style:text-underline-style="none" fo:font-weight="normal" officeooo:rsid="00191c54" officeooo:paragraph-rsid="0027935c" style:font-size-asian="10.5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Sans-serif" fo:font-size="12pt" style:text-underline-style="none" fo:font-weight="normal" officeooo:rsid="00191c54" officeooo:paragraph-rsid="0028d8f0" style:font-size-asian="10.5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Sans-serif" fo:font-size="12pt" style:text-underline-style="none" fo:font-weight="normal" officeooo:rsid="001c4a4f" officeooo:paragraph-rsid="001c4a4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Sans-serif" fo:font-size="12pt" style:text-underline-style="none" fo:font-weight="normal" officeooo:rsid="001c4a4f" officeooo:paragraph-rsid="001c4a4f" style:font-size-asian="10.5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Sans-serif" fo:font-size="12pt" style:text-underline-style="none" fo:font-weight="normal" officeooo:rsid="001e23b2" officeooo:paragraph-rsid="001e23b2" style:font-size-asian="10.5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Sans-serif" fo:font-size="12pt" style:text-underline-style="none" fo:font-weight="normal" officeooo:rsid="001e23b2" officeooo:paragraph-rsid="0029c4b9" style:font-size-asian="10.5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Sans-serif" fo:font-size="12pt" style:text-underline-style="none" fo:font-weight="normal" officeooo:rsid="001e23b2" officeooo:paragraph-rsid="002b4545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Sans-serif" fo:font-size="12pt" style:text-underline-style="none" fo:font-weight="normal" officeooo:rsid="001e23b2" officeooo:paragraph-rsid="0029c4b9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Sans-serif" fo:font-size="12pt" style:text-underline-style="none" fo:font-weight="normal" officeooo:rsid="001e23b2" officeooo:paragraph-rsid="001e23b2" style:font-size-asian="10.5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Sans-serif" fo:font-size="12pt" style:text-underline-style="none" fo:font-weight="normal" officeooo:rsid="001fc9d5" officeooo:paragraph-rsid="002d7abd" style:font-size-asian="10.5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Sans-serif" fo:font-size="12pt" style:text-underline-style="none" fo:font-weight="normal" officeooo:rsid="001f0b30" officeooo:paragraph-rsid="002d7abd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Sans-serif" fo:font-size="12pt" style:text-underline-style="none" fo:font-weight="normal" officeooo:rsid="001f0b30" officeooo:paragraph-rsid="002d7abd" style:font-size-asian="10.5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Sans-serif" fo:font-size="12pt" style:text-underline-style="none" fo:font-weight="normal" officeooo:rsid="00210b07" officeooo:paragraph-rsid="002d7abd" style:font-size-asian="10.5pt" style:font-weight-asian="normal" style:font-size-complex="12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Sans-serif" fo:font-size="12pt" style:text-underline-style="none" fo:font-weight="normal" officeooo:rsid="0021d59d" officeooo:paragraph-rsid="002d7abd" style:font-size-asian="10.5pt" style:font-weight-asian="normal" style:font-size-complex="12pt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Sans-serif" fo:font-size="12pt" fo:font-style="normal" style:text-underline-style="none" fo:font-weight="bold" officeooo:rsid="0027935c" officeooo:paragraph-rsid="0027935c" style:font-size-asian="10.5pt" style:font-style-asian="normal" style:font-weight-asian="bold" style:font-size-complex="12pt" style:font-style-complex="normal" style:font-weight-complex="bold"/>
    </style:style>
    <style:style style:name="P36" style:family="paragraph" style:parent-style-name="Standard" style:list-style-name="L1">
      <style:paragraph-properties fo:text-align="start" style:justify-single-word="false"/>
      <style:text-properties style:font-name="Sans-serif" fo:font-size="12pt" fo:font-style="normal" style:text-underline-style="none" fo:font-weight="bold" officeooo:rsid="001f0b30" officeooo:paragraph-rsid="002d7abd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1e23b2"/>
    </style:style>
    <style:style style:name="T2" style:family="text">
      <style:text-properties officeooo:rsid="00220f5b"/>
    </style:style>
    <style:style style:name="T3" style:family="text">
      <style:text-properties officeooo:rsid="002311e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3b39d"/>
    </style:style>
    <style:style style:name="T6" style:family="text">
      <style:text-properties officeooo:rsid="0027935c"/>
    </style:style>
    <style:style style:name="T7" style:family="text">
      <style:text-properties officeooo:rsid="0029c4b9"/>
    </style:style>
    <style:style style:name="T8" style:family="text">
      <style:text-properties officeooo:rsid="002b4545"/>
    </style:style>
    <style:style style:name="T9" style:family="text">
      <style:text-properties officeooo:rsid="002d7ab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Exercises chapter 2</text:p>
      <text:p text:style-name="P1"/>
      <text:list xml:id="list849184439960993674" text:style-name="L1">
        <text:list-item>
          <text:p text:style-name="P8">In which directory are the configuration files of the system?</text:p>
          <text:p text:style-name="P17">in /etc folder</text:p>
        </text:list-item>
      </text:list>
      <text:p text:style-name="P3"/>
      <text:list xml:id="list195602540405926" text:continue-numbering="true" text:style-name="L1">
        <text:list-item>
          <text:p text:style-name="P8">To login to a Linux system requires a) user name, password and IP address, b) username and password c) only a password.</text:p>
          <text:p text:style-name="P17">b)</text:p>
          <text:p text:style-name="P17"/>
        </text:list-item>
        <text:list-item>
          <text:p text:style-name="P8">Display the content of the current directory.</text:p>
          <text:p text:style-name="P17">Ls</text:p>
          <text:p text:style-name="P17"/>
        </text:list-item>
        <text:list-item>
          <text:p text:style-name="P8">Display the contents of the directory which is just at an upper level.</text:p>
          <text:p text:style-name="P17"><text:span text:style-name="T6">l</text:span>s ..</text:p>
          <text:p text:style-name="P17"/>
        </text:list-item>
        <text:list-item>
          <text:p text:style-name="P8">In wich day of the week you were born?, use the cal command to find it out.</text:p>
          <text:p text:style-name="P17">In tuesday (cal 17 03 1998)</text:p>
        </text:list-item>
      </text:list>
      <text:p text:style-name="P3"/>
      <text:list xml:id="list195601971325775" text:continue-numbering="true" text:style-name="L1">
        <text:list-item>
          <text:p text:style-name="P8">Display the files in the /bin directory.</text:p>
          <text:p text:style-name="P17">ls /bin</text:p>
        </text:list-item>
      </text:list>
      <text:p text:style-name="P3"/>
      <text:list xml:id="list195601324964362" text:continue-numbering="true" text:style-name="L1">
        <text:list-item>
          <text:p text:style-name="P8">Assuming you are in your home directory (/home/username), display the contents of the /usr/bin directory a) with just one command line, b) moving step by step through the directory tree and c) with two command lines.</text:p>
          <text:p text:style-name="P18">a) ls /usr/bin b) cd ../.., cd usr, cd bin and ls c) cd /usr/bin and ls</text:p>
        </text:list-item>
      </text:list>
      <text:p text:style-name="P2"/>
      <text:list xml:id="list195603245338793" text:continue-numbering="true" text:style-name="L1">
        <text:list-item>
          <text:p text:style-name="P35">Display all the files in the /etc directory and all the files in the subdirectories</text:p>
          <text:p text:style-name="P35">recursively (with just a one-line command).</text:p>
          <text:p text:style-name="P19">ls -R /etc</text:p>
        </text:list-item>
      </text:list>
      <text:p text:style-name="P4"/>
      <text:list xml:id="list195601970088776" text:continue-numbering="true" text:style-name="L1">
        <text:list-item>
          <text:p text:style-name="P8">Display all the files in the /usr/bin/X11 directory ordered by size (from highest to lowest). Only the name of each file must be shown, without any other additional information.</text:p>
          <text:p text:style-name="P20">ls -S /usr/bin/X11</text:p>
        </text:list-item>
      </text:list>
      <text:p text:style-name="P5"/>
      <text:list xml:id="list195603190679022" text:continue-numbering="true" text:style-name="L1">
        <text:list-item>
          <text:p text:style-name="P8">Show all the files in the /etc directory ordered by size (from highest to lowest) together with other characteristics, i.e. permissions, size, date of last modification, etc. The size of each file should appear in a "readable" format, expressed in Kb, Mb, etc.</text:p>
          <text:p text:style-name="P21">ls -l -S -h -<text:span text:style-name="T3">a </text:span>/etc</text:p>
        </text:list-item>
      </text:list>
      <text:p text:style-name="P6"/>
      <text:p text:style-name="P6"/>
      <text:p text:style-name="P6"/>
      <text:p text:style-name="P6"/>
      <text:list xml:id="list195602646035906" text:continue-numbering="true" text:style-name="L1">
        <text:list-item>
          <text:p text:style-name="P9"><text:soft-page-break/>Show all the files in the /bin directory ordered by size (from lowest to highest). Only the name and the size of each file must be shown, without any other additional</text:p>
          <text:p text:style-name="P22">ls -s -r -S /bin</text:p>
        </text:list-item>
      </text:list>
      <text:p text:style-name="P7"/>
      <text:list xml:id="list195602451367291" text:continue-numbering="true" text:style-name="L1">
        <text:list-item>
          <text:p text:style-name="P10">Show the contents of the root directory using an absolute path as an argument of the ls command.</text:p>
          <text:p text:style-name="P23">ls /root</text:p>
        </text:list-item>
      </text:list>
      <text:p text:style-name="P24"/>
      <text:list xml:id="list195602518573897" text:continue-numbering="true" text:style-name="L1">
        <text:list-item>
          <text:p text:style-name="P11"><text:span text:style-name="T7">Show the contents of the root directory using a relative path as an argument of the ls command. Assume that the current directory is /home/elena/documents.</text:span></text:p>
          <text:p text:style-name="P26">ls <text:span text:style-name="T4">../</text:span>../../root</text:p>
        </text:list-item>
      </text:list>
      <text:p text:style-name="P28"/>
      <text:list xml:id="list195603327992716" text:continue-numbering="true" text:style-name="L1">
        <text:list-item>
          <text:p text:style-name="P11"><text:span text:style-name="T7">Create the directory expenses inside the home directory.</text:span></text:p>
          <text:p text:style-name="P26">mkdir /home/<text:span text:style-name="T2">alumno</text:span>/expenses</text:p>
        </text:list-item>
      </text:list>
      <text:p text:style-name="P28"/>
      <text:list xml:id="list195601419559393" text:continue-numbering="true" text:style-name="L1">
        <text:list-item>
          <text:p text:style-name="P11"><text:span text:style-name="T7">What happens if you try to create a directory inside /etc?</text:span></text:p>
          <text:p text:style-name="P26">an “acces denied” error</text:p>
        </text:list-item>
      </text:list>
      <text:p text:style-name="P28"/>
      <text:list xml:id="list195601466787383" text:continue-numbering="true" text:style-name="L1">
        <text:list-item>
          <text:p text:style-name="P10">Display the contents of the /etc/fstab file</text:p>
          <text:p text:style-name="P25">cat /etc/fstab</text:p>
          <text:p text:style-name="P25"/>
        </text:list-item>
        <text:list-item>
          <text:p text:style-name="P13">Display the first 10 lines of the /etc/bash.bashrc file.</text:p>
          <text:p text:style-name="P25">head /etc/bash.bashrc</text:p>
        </text:list-item>
      </text:list>
      <text:p text:style-name="P29"/>
      <text:list xml:id="list195602612111802" text:continue-numbering="true" text:style-name="L1">
        <text:list-item>
          <text:p text:style-name="P13">Create the following directory structure inside your home directory:</text:p>
          <text:p text:style-name="P25">mkdir multimedia &amp;&amp; cd multimedia &amp;&amp; mkdir music <text:s/>pictures video slides &amp;&amp; cd pictures &amp;&amp; mkdir persona<text:span text:style-name="T5">l </text:span>other</text:p>
        </text:list-item>
      </text:list>
      <text:p text:style-name="P29"/>
      <text:list xml:id="list195601557705426" text:continue-numbering="true" text:style-name="L1">
        <text:list-item>
          <text:p text:style-name="P13">Create an empty file inside the music directory named favourite_styles.txt</text:p>
          <text:p text:style-name="P25">touch /home/<text:span text:style-name="T2">alumno</text:span>/music/favourite_styles.txt</text:p>
        </text:list-item>
      </text:list>
      <text:p text:style-name="P29"/>
      <text:list xml:id="list195601303904413" text:continue-numbering="true" text:style-name="L1">
        <text:list-item>
          <text:p text:style-name="P12"><text:span text:style-name="T8">Use your favourite text editor to edit favourite_styles.txt, then type in the music styles you like most. Save the changes and exit.</text:span></text:p>
          <text:p text:style-name="P27">nano favourite_styles.txt</text:p>
          <text:p text:style-name="P27"/>
        </text:list-item>
        <text:list-item>
          <text:p text:style-name="P14"><text:span text:style-name="T9">Display the contents of the file favourite_styles.txt.</text:span></text:p>
          <text:p text:style-name="P30">cat <text:s/><text:span text:style-name="T1">favourite_styles.txt</text:span></text:p>
          <text:p text:style-name="P30"/>
        </text:list-item>
        <text:list-item>
          <text:p text:style-name="P36"><text:span text:style-name="T9">Show the first 3 lines of the file favourite_styles.txt.</text:span></text:p>
          <text:p text:style-name="P31">head -n3 <text:span text:style-name="T1">favourite_styles.txt</text:span></text:p>
        </text:list-item>
      </text:list>
      <text:p text:style-name="P32"/>
      <text:list xml:id="list195601988802309" text:continue-numbering="true" text:style-name="L1">
        <text:list-item>
          <text:p text:style-name="P15"><text:span text:style-name="T9">Show the last line of the file favourite_styles.txt.</text:span></text:p>
          <text:p text:style-name="P33">tail -n1 <text:span text:style-name="T1">favourite_styles.txt</text:span></text:p>
          <text:p text:style-name="P33"/>
        </text:list-item>
        <text:list-item>
          <text:p text:style-name="P16"><text:soft-page-break/><text:span text:style-name="T9">Show the content of the file favourite_styles.txt excluding the first line. Assume that the exact number of lines in the file is unknown.</text:span></text:p>
          <text:p text:style-name="P34">tail -n +2 <text:span text:style-name="T1">favourite_styles.tx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13:00:44.596119027</meta:creation-date>
    <meta:editing-duration>PT1H16M32S</meta:editing-duration>
    <meta:editing-cycles>16</meta:editing-cycles>
    <meta:generator>LibreOffice/5.1.5.2$Linux_X86_64 LibreOffice_project/10m0$Build-2</meta:generator>
    <dc:date>2016-10-10T19:56:01.047089420</dc:date>
    <meta:document-statistic meta:table-count="0" meta:image-count="0" meta:object-count="0" meta:page-count="3" meta:paragraph-count="50" meta:word-count="526" meta:character-count="3069" meta:non-whitespace-character-count="2614"/>
  </office:meta>
</office:document-meta>
</file>